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6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LEAD (61:1-5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LEAD (61:1-5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rock of God (61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fortress of God (61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wings of God (61:4-5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61<text:s text:c="1"/></text:span><text:span text:style-name="a460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LEAD (61:1-5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LENGTHEN (61:6-8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LISTEN (61:8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1 </dc:title>
    <meta:initial-creator>David STRICKLAND</meta:initial-creator>
    <dc:creator>David STRICKLAND</dc:creator>
    <meta:creation-date>2020-02-22T19:33:19Z</meta:creation-date>
    <dc:date>2020-02-22T19:33:19Z</dc:date>
    <meta:template xlink:href="BibleStudy" xlink:type="simple"/>
    <meta:editing-cycles>1</meta:editing-cycles>
    <meta:editing-duration>PT0S</meta:editing-duration>
    <meta:document-statistic meta:paragraph-count="10" meta:word-count="48"/>
  </office:meta>
</office:document-meta>
</file>